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fo:text-align="center"/>
      <style:text-properties fo:font-weight="bold" style:font-weight-asian="bold"/>
    </style:style>
    <style:style style:name="P2" style:parent-style-name="Kop2" style:family="paragraph">
      <style:paragraph-properties fo:text-align="center"/>
      <style:text-properties fo:font-weight="bold" style:font-weight-asian="bold"/>
    </style:style>
  </office:automatic-styles>
  <office:body>
    <office:text text:use-soft-page-breaks="true">
      <text:h text:style-name="P1" text:outline-level="1">Reflectie Trio Opdracht Programmeren</text:h>
      <text:h text:style-name="P2" text:outline-level="2">Niek Dooper, 20899443</text:h>
      <text:p text:style-name="Standaard">We zijn als groep te laat begonnen aan de opdracht. Waarschijnlijk omdat we het onderschat hadden. Toen we begonnen waren hadden we niet echt een idee hoe we de opdracht voor elkaar gingen krijgen.<text:s/><text:line-break/>We zijn begonnen met het maken van een github repository zodat we makkelijk onze bestanden konden delen.<text:s/>Wat we daarna hadden moeten doen is een overzicht maken met wat er gedaan moet worden en een taakverdeling bedenken. Dat hebben we niet gedaan. Dit zorgde er voor dat we in tijdsnood kwamen en niet echt wisten wat we moesten doen.</text:p>
      <text:p text:style-name="Standaard">Uiteindelijk hebben we Ruud Hermans gevraagd of hij de opdracht wat helderder voor ons kon maken. Dit heeft geholpen en zorgde dat we ergens aan konden beginnen.<text:s/></text:p>
      <text:p text:style-name="Standaard">We hebben een middag samen gezeten om de database uit te werken. Daarna ben ik aan de slag gegaan met het maken van de queries voor de overviews die het programma moest laten zien.</text:p>
      <text:p text:style-name="Standaard">Uiteindelijk heb ik geleerd dat het handig is om van te voren altijd een<text:s/>goed overzicht te maken van dingen die gedaan moeten worden en een planning te maken met wie wat doe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ek .</meta:initial-creator>
    <dc:creator>Niek .</dc:creator>
    <meta:creation-date>2018-01-15T20:33:00Z</meta:creation-date>
    <dc:date>2018-01-15T21:27:00Z</dc:date>
    <meta:template xlink:href="Normal.dotm" xlink:type="simple"/>
    <meta:editing-cycles>1</meta:editing-cycles>
    <meta:editing-duration>PT3240S</meta:editing-duration>
    <meta:document-statistic meta:page-count="1" meta:paragraph-count="2" meta:word-count="171" meta:character-count="1113" meta:row-count="7" meta:non-whitespace-character-count="944"/>
  </office:meta>
</office:document-meta>
</file>